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7e7d2"/>
    </style:style>
    <style:style style:name="P2" style:family="paragraph" style:parent-style-name="Standard">
      <style:paragraph-properties fo:text-align="start" style:justify-single-word="false"/>
      <style:text-properties officeooo:paragraph-rsid="000a3e47"/>
    </style:style>
    <style:style style:name="P3" style:family="paragraph" style:parent-style-name="Standard">
      <style:paragraph-properties fo:text-align="start" style:justify-single-word="false"/>
      <style:text-properties officeooo:rsid="0037c50e" officeooo:paragraph-rsid="000a3e47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paragraph-rsid="000a3e47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7e7d2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39a5b0" officeooo:paragraph-rsid="000a3e4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437a53" officeooo:paragraph-rsid="00085f63"/>
    </style:style>
    <style:style style:name="P8" style:family="paragraph" style:parent-style-name="Standard">
      <style:paragraph-properties fo:text-align="start" style:justify-single-word="false"/>
      <style:text-properties officeooo:rsid="000be916" officeooo:paragraph-rsid="000be916"/>
    </style:style>
    <style:style style:name="T1" style:family="text">
      <style:text-properties officeooo:rsid="0007e7d2"/>
    </style:style>
    <style:style style:name="T2" style:family="text">
      <style:text-properties officeooo:rsid="00085f63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format="１, ２, ３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实验台预约系统</text:p>
      <text:p text:style-name="P2">技术指南</text:p>
      <text:list xml:id="list8052422040215016709" text:style-name="L1">
        <text:list-item>
          <text:p text:style-name="P5">struts<text:span text:style-name="T1">2只能够使用tiles2不能够使用tiles3</text:span></text:p>
        </text:list-item>
      </text:list>
      <text:p text:style-name="P1"/>
      <text:p text:style-name="P3">开发过程：</text:p>
      <text:list xml:id="list644008618864118721" text:style-name="L2">
        <text:list-item>
          <text:p text:style-name="P6">创建数据库</text:p>
        </text:list-item>
        <text:list-item>
          <text:p text:style-name="P6">构建MVC框架</text:p>
        </text:list-item>
        <text:list-item>
          <text:p text:style-name="P6">编写JUnit测试类</text:p>
        </text:list-item>
      </text:list>
      <text:p text:style-name="P1"/>
      <text:p text:style-name="P8">Action情况：</text:p>
      <text:p text:style-name="P8">struts2-config-browser-plugin-2.1.6.jar</text:p>
      <text:p text:style-name="P8"><text:a xlink:type="simple" xlink:href="http://localhost:8080/ReservationSystem/config-browser/actionNames.action">http://localhost:8080/ReservationSystem/config-browser/actionNames.action</text:a></text:p>
      <text:p text:style-name="P1"/>
      <text:list xml:id="list123021889836536" text:continue-list="list8052422040215016709" text:style-name="L1">
        <text:list-item>
          <text:p text:style-name="P7">参考文档</text:p>
          <text:list>
            <text:list-item>
              <text:p text:style-name="P7"><text:a xlink:type="simple" xlink:href="http://tiles.apache.org/2.2/framework/tutorial/pattern.html"><text:span text:style-name="T2">http://tiles.apache.org/2.2/framework/tutorial/pattern.html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7:15:12.297213050</meta:creation-date>
    <dc:date>2015-01-23T12:30:21.151070278</dc:date>
    <meta:editing-duration>PT3H39M17S</meta:editing-duration>
    <meta:editing-cycles>3</meta:editing-cycles>
    <meta:generator>LibreOffice/4.1.6.2$Linux_X86_64 LibreOffice_project/410m0$Build-2</meta:generator>
    <meta:document-statistic meta:table-count="0" meta:image-count="0" meta:object-count="0" meta:page-count="1" meta:paragraph-count="12" meta:word-count="62" meta:character-count="258" meta:non-whitespace-character-count="258"/>
  </office:meta>
</office:document-meta>
</file>